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fo:padding="0.049cm" fo:border="0.06pt solid #000000" style:shadow="none"/>
    </style:style>
    <style:style style:name="P3" style:family="paragraph" style:parent-style-name="Code" style:master-page-name="">
      <style:paragraph-properties style:page-number="auto" fo:keep-with-next="always"/>
      <style:text-properties fo:background-color="transparent"/>
    </style:style>
    <style:style style:name="P4"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5" style:family="paragraph" style:parent-style-name="Code" style:master-page-name="">
      <style:paragraph-properties style:page-number="auto"/>
      <style:text-properties fo:background-color="transparent"/>
    </style:style>
    <style:style style:name="P6" style:family="paragraph" style:parent-style-name="Text_20_body" style:master-page-name="">
      <style:paragraph-properties style:page-number="auto" fo:break-before="auto" fo:break-after="auto"/>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background-color="transparent"/>
    </style:style>
    <style:style style:name="P9" style:family="paragraph" style:parent-style-name="Table">
      <style:paragraph-properties fo:text-align="center" style:justify-single-word="false"/>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text-properties fo:font-size="12pt" style:font-size-asian="12pt" style:font-size-complex="12pt"/>
    </style:style>
    <style:style style:name="P13" style:family="paragraph" style:parent-style-name="Text_20_body">
      <style:paragraph-properties fo:text-align="start" style:justify-single-word="false"/>
      <style:text-properties fo:font-size="12pt" fo:language="en" fo:country="GB" style:font-size-asian="12pt" style:font-size-complex="12pt"/>
    </style:style>
    <style:style style:name="P14" style:family="paragraph" style:parent-style-name="Text_20_body">
      <style:text-properties fo:font-size="12pt" fo:language="en" fo:country="GB" fo:font-weight="normal"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19" style:family="paragraph" style:parent-style-name="Text_20_body">
      <style:text-properties fo:background-color="transparen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fo:background-color="transparent" style:font-weight-asian="bold" style:font-weight-complex="bold"/>
    </style:style>
    <style:style style:name="P22" style:family="paragraph" style:parent-style-name="Text_20_body">
      <style:paragraph-properties fo:padding="0.049cm" fo:border="0.06pt solid #000000" style:shadow="none"/>
    </style:style>
    <style:style style:name="P2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background-color="transparent"/>
    </style:style>
    <style:style style:name="P26" style:family="paragraph" style:parent-style-name="Text_20_body">
      <style:paragraph-properties fo:background-color="transparent">
        <style:background-image/>
      </style:paragraph-properties>
      <style:text-properties fo:background-color="transparent"/>
    </style:style>
    <style:style style:name="P27"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8" style:family="paragraph" style:parent-style-name="Text_20_body" style:list-style-name="L3">
      <style:text-properties fo:font-weight="bold" style:font-weight-asian="bold" style:font-weight-complex="bold"/>
    </style:style>
    <style:style style:name="P29" style:family="paragraph" style:parent-style-name="Text_20_body">
      <style:text-properties fo:font-weight="bold" fo:background-color="transparent" style:font-weight-asian="bold" style:font-weight-complex="bold"/>
    </style:style>
    <style:style style:name="P30" style:family="paragraph" style:parent-style-name="Text_20_body" style:list-style-name="L47">
      <style:text-properties fo:font-weight="normal" style:font-weight-asian="normal" style:font-weight-complex="normal"/>
    </style:style>
    <style:style style:name="P31" style:family="paragraph" style:parent-style-name="Text_20_body" style:list-style-name="L49">
      <style:text-properties fo:font-weight="normal" style:font-weight-asian="normal" style:font-weight-complex="normal"/>
    </style:style>
    <style:style style:name="P32" style:family="paragraph" style:parent-style-name="Text_20_body">
      <style:text-properties fo:font-weight="normal" fo:background-color="transparent" style:font-weight-asian="normal" style:font-weight-complex="normal"/>
    </style:style>
    <style:style style:name="P33" style:family="paragraph" style:parent-style-name="Text_20_body" style:list-style-name="L48"/>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center" style:justify-single-word="false"/>
      <style:text-properties fo:font-size="20pt" style:font-size-asian="20pt" style:font-size-complex="20pt"/>
    </style:style>
    <style:style style:name="P36" style:family="paragraph" style:parent-style-name="Text_20_body">
      <style:paragraph-properties fo:text-align="start" style:justify-single-word="false"/>
      <style:text-properties fo:font-size="12pt" style:font-size-asian="12pt" style:font-size-complex="12pt"/>
    </style:style>
    <style:style style:name="P37" style:family="paragraph" style:parent-style-name="Text_20_body" style:list-style-name="L50"/>
    <style:style style:name="P38" style:family="paragraph" style:parent-style-name="Text_20_body">
      <style:text-properties fo:background-color="transparent"/>
    </style:style>
    <style:style style:name="P39" style:family="paragraph" style:parent-style-name="Text_20_body" style:master-page-name="">
      <style:paragraph-properties style:page-number="auto" fo:keep-with-next="always"/>
    </style:style>
    <style:style style:name="P40" style:family="paragraph" style:parent-style-name="Heading_20_1" style:master-page-name="">
      <style:paragraph-properties style:page-number="auto" fo:break-before="page"/>
    </style:style>
    <style:style style:name="P41" style:family="paragraph" style:parent-style-name="Heading_20_1">
      <style:paragraph-properties fo:break-before="page"/>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44" style:family="paragraph" style:parent-style-name="Heading_20_2" style:master-page-name="">
      <style:paragraph-properties style:page-number="auto" fo:break-before="auto" fo:break-after="auto" fo:keep-with-next="auto"/>
    </style:style>
    <style:style style:name="P45" style:family="paragraph" style:parent-style-name="Heading_20_2" style:master-page-name="">
      <style:paragraph-properties style:page-number="auto" fo:break-before="auto" fo:break-after="auto" fo:keep-with-next="auto"/>
    </style:style>
    <style:style style:name="P46" style:family="paragraph" style:parent-style-name="Heading_20_2" style:master-page-name="">
      <style:paragraph-properties style:page-number="auto" fo:break-before="auto" fo:break-after="auto" fo:keep-with-next="auto"/>
    </style:style>
    <style:style style:name="P47" style:family="paragraph" style:parent-style-name="Code">
      <style:paragraph-properties fo:margin-top="0cm" fo:margin-bottom="0cm" fo:padding="0.049cm" fo:border="0.06pt solid #000000" style:shadow="none"/>
    </style:style>
    <style:style style:name="P48" style:family="paragraph" style:parent-style-name="Code">
      <style:paragraph-properties fo:margin-top="0cm" fo:margin-bottom="0cm" fo:padding="0.049cm" fo:border="0.06pt solid #000000" style:shadow="none" fo:keep-with-next="always"/>
    </style:style>
    <style:style style:name="P49" style:family="paragraph" style:parent-style-name="Code" style:master-page-name="">
      <style:paragraph-properties fo:margin-top="0cm" fo:margin-bottom="0cm" style:page-number="auto" fo:padding="0.049cm" fo:border="0.06pt solid #000000" style:shadow="none"/>
    </style:style>
    <style:style style:name="P50" style:family="paragraph" style:parent-style-name="Code">
      <style:text-properties fo:background-color="transparent"/>
    </style:style>
    <style:style style:name="P51" style:family="paragraph" style:parent-style-name="Code" style:master-page-name="">
      <style:paragraph-properties style:page-number="auto" fo:keep-with-next="always"/>
      <style:text-properties fo:background-color="transparent"/>
    </style:style>
    <style:style style:name="P52" style:family="paragraph" style:parent-style-name="Code" style:master-page-name="">
      <style:paragraph-properties style:page-number="auto"/>
      <style:text-properties fo:background-color="transparent"/>
    </style:style>
    <style:style style:name="P53" style:family="paragraph" style:parent-style-name="Code">
      <style:paragraph-properties fo:keep-with-next="always"/>
      <style:text-properties fo:background-color="transparent"/>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1"/>
      <text:p text:style-name="P11"/>
      <text:p text:style-name="P17"/>
      <text:p text:style-name="P17">Jarvis Web Gateway</text:p>
      <text:p text:style-name="P11"/>
      <text:p text:style-name="P34">Installation Instructions</text:p>
      <text:p text:style-name="P35"><text:span text:style-name="T1">(Also Tracker &amp; Demo Applications)</text:span></text:p>
      <text:p text:style-name="P12"/>
      <text:p text:style-name="P15"/>
      <text:p text:style-name="P15"/>
      <text:p text:style-name="P12"/>
      <text:p text:style-name="P12"/>
      <text:p text:style-name="P12"/>
      <text:p text:style-name="P16">Jonathan Couper-Smartt</text:p>
      <text:p text:style-name="P16">jarvis@nsquared.co.nz</text:p>
      <text:p text:style-name="P13"/>
      <text:p text:style-name="P4"><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3">Jarvis works excellently with JavaScript web apps using ExtJS, Dojo and many other JS toolkits, and is also ideal for richer client applications such as those written in Adobe Flex.</text:p>
      <text:p text:style-name="P23">Jarvis supports any database for which a Perl DBI driver exists. <text:s/>This include Oracle, PostgreSQL, MySQL, SQL Server, SQLite and mor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Licence<text:tab/>3</text:p>
          <text:p text:style-name="P54"><text:s/>1.1 GNU Lesser General Public License<text:tab/>3</text:p>
          <text:p text:style-name="P54"><text:s/>1.2 Clarification of Intentions<text:tab/>3</text:p>
          <text:p text:style-name="P54"><text:s/>1.3 Jarvis Tracker Icons<text:tab/>3</text:p>
          <text:p text:style-name="P55"><text:s/>2 Installation – Debian<text:tab/>4</text:p>
          <text:p text:style-name="P54"><text:s/>2.1 Package<text:tab/>4</text:p>
          <text:p text:style-name="P54"><text:s/>2.2 Install Additional Perl Modules<text:tab/>4</text:p>
          <text:p text:style-name="P54"><text:s/>2.3 Apache Configuration – Without mod_perl<text:tab/>5</text:p>
          <text:p text:style-name="P54"><text:s/>2.4 Apache Configuration – With mod_perl<text:tab/>5</text:p>
          <text:p text:style-name="P54"><text:s/>2.5 Apache Configuration – With mod_perl &amp; Drupal<text:tab/>6</text:p>
          <text:p text:style-name="P55"><text:s/>3 Installation – Solaris<text:tab/>7</text:p>
          <text:p text:style-name="P54"><text:s/>3.1 Package<text:tab/>7</text:p>
          <text:p text:style-name="P54"><text:s/>3.2 Install Additional Perl Modules<text:tab/>7</text:p>
          <text:p text:style-name="P54"><text:s/>3.3 Apache Configuration – Without mod_perl<text:tab/>8</text:p>
          <text:p text:style-name="P54"><text:s/>3.4 Apache Configuration – With mod_perl<text:tab/>8</text:p>
          <text:p text:style-name="P54"><text:s/>3.5 Apache Configuration – With mod_perl &amp; Drupal<text:tab/>8</text:p>
          <text:p text:style-name="P55"><text:s/>4 Apache Configuration &amp; Testing<text:tab/>9</text:p>
          <text:p text:style-name="P54"><text:s/>4.1 Web-Server<text:tab/>9</text:p>
          <text:p text:style-name="P54"><text:s/>4.2 Apache Configuration – Without mod_perl<text:tab/>9</text:p>
          <text:p text:style-name="P54"><text:s/>4.3 Apache Configuration – With mod_perl<text:tab/>9</text:p>
          <text:p text:style-name="P54"><text:s/>4.4 Test<text:tab/>10</text:p>
          <text:p text:style-name="P55"><text:s/>5 Relocating Jarvis<text:tab/>11</text:p>
          <text:p text:style-name="P54"><text:s/>5.1 Relocation<text:tab/>11</text:p>
          <text:p text:style-name="P55"><text:s/>6 Tracking Application<text:tab/>12</text:p>
          <text:p text:style-name="P54"><text:s/>6.1 Tracking Requests &amp; Errors<text:tab/>12</text:p>
          <text:p text:style-name="P54"><text:s/>6.2 The Tracker Database File<text:tab/>12</text:p>
          <text:p text:style-name="P54"><text:s/>6.3 The Tracker Display Application<text:tab/>12</text:p>
          <text:p text:style-name="P55"><text:s/>7 Demo Application<text:tab/>16</text:p>
          <text:p text:style-name="P54"><text:s/>7.1 Introduction<text:tab/>16</text:p>
          <text:p text:style-name="P54"><text:s/>7.2 Complete Basic Jarvis Configuration<text:tab/>16</text:p>
          <text:p text:style-name="P54"><text:s/>7.3 The Demo Database File<text:tab/>16</text:p>
          <text:p text:style-name="P54"><text:s/>7.4 Configure Demo Web-Service<text:tab/>16</text:p>
        </text:index-body>
      </text:table-of-content>
      <text:p text:style-name="P6"/>
      <text:p text:style-name="P20">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7">Version</text:p>
          </table:table-cell>
          <table:table-cell table:style-name="Table18.A1" office:value-type="string">
            <text:p text:style-name="P7">Date</text:p>
          </table:table-cell>
          <table:table-cell table:style-name="Table18.A1" office:value-type="string">
            <text:p text:style-name="P7">By</text:p>
          </table:table-cell>
          <table:table-cell table:style-name="Table18.D1" office:value-type="string">
            <text:p text:style-name="P7">Comment</text:p>
          </table:table-cell>
        </table:table-row>
        <table:table-row>
          <table:table-cell table:style-name="Table18.A2" office:value-type="float" office:value="0">
            <text:p text:style-name="Table_20_Contents">5.2.0</text:p>
          </table:table-cell>
          <table:table-cell table:style-name="Table18.B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43">Add Solaris support. <text:s/>Separate Install/Demo/Tracker docs.</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2">Jarvis is distributed in the hope that it will be useful, but WITHOUT ANY WARRANTY; without even the implied warranty of MERCHANTABILITY or FITNESS FOR A PARTICULAR PURPOSE. <text:s/>See the GNU General Public License for more details.</text:p>
      <text:p text:style-name="P22">You should have received a copy of the GNU Lesser General Public License along with Jarvis. <text:s/>If not, see &lt;http://www.gnu.org/licenses/&gt;.</text:p>
      <text:p text:style-name="P2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40"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7">Path</text:p>
          </table:table-cell>
          <table:table-cell table:style-name="Table1.B1" office:value-type="string">
            <text:p text:style-name="P7">Notes</text:p>
          </table:table-cell>
        </table:table-row>
        <table:table-row>
          <table:table-cell table:style-name="Table1.A9" office:value-type="string">
            <text:p text:style-name="Table_20_Contents"><text:span text:style-name="T1">/usr/share/jarvis/cgi-bin</text:span></text:p>
            <text:p text:style-name="P7"/>
          </table:table-cell>
          <table:table-cell table:style-name="Table1.B9" office:value-type="string">
            <text:p text:style-name="Table_20_Contents">This contains <text:span text:style-name="T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Table_20_Contents"><text:span text:style-name="T1">/usr/share/jarvis/demo</text:span></text:p>
            <text:p text:style-name="P7"/>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4" office:value-type="string">
            <text:p text:style-name="Table_20_Contents"><text:span text:style-name="T1">/usr/share/doc/jarvis</text:span></text:p>
          </table:table-cell>
          <table:table-cell table:style-name="Table1.B4" office:value-type="string">
            <text:p text:style-name="Table_20_Contents">Documentation including this file.</text:p>
          </table:table-cell>
        </table:table-row>
        <table:table-row>
          <table:table-cell table:style-name="Table1.A9" office:value-type="string">
            <text:p text:style-name="Table_20_Contents"><text:span text:style-name="T1">/usr/share/jarvis/htdocs</text:span></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Table_20_Contents"><text:span text:style-name="T1">/usr/share/jarvis/lib</text:span></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Table_20_Contents"><text:span text:style-name="T1">/var/lib/jarvis</text:span></text:p>
          </table:table-cell>
          <table:table-cell table:style-name="Table1.B9" office:value-type="string">
            <text:p text:style-name="Table_20_Contents">Working directory for SQLite database files for Tracker and Demo applications, also recommended location for CGI session files.</text:p>
          </table:table-cell>
        </table:table-row>
        <table:table-row>
          <table:table-cell table:style-name="Table1.A9" office:value-type="string">
            <text:p text:style-name="Table_20_Contents"><text:span text:style-name="T1">/etc/jarvis</text:span></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Table_20_Contents"><text:span text:style-name="T1">/etc/jarvis/apache</text:span></text:p>
          </table:table-cell>
          <table:table-cell table:style-name="Table1.B9" office:value-type="string">
            <text:p text:style-name="Table_20_Contents">Apache configuration files.</text:p>
          </table:table-cell>
        </table:table-row>
      </table:table>
      <text:p text:style-name="Text_20_body"/>
      <text:h text:style-name="P44"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9">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39"><text:soft-page-break/>REQUIRED (if using mod_perl)</text:p>
      <text:p text:style-name="P48">sudo apt-get install libapache2-mod-perl2</text:p>
      <text:p text:style-name="P2">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19">If performance is not a significant factor, you can simply run Jarvis as a CGI script.</text:p>
      <text:p text:style-name="P19"><text:span text:style-name="T2">The Debian package performs this configuration automatically, with a soft link:</text:span></text:p>
      <text:p text:style-name="P3">/etc/apache2/conf.d/jarvis.conf -&gt; /etc/jarvis/apache/jarvis.conf</text:p>
      <text:p text:style-name="P19"/>
      <text:p text:style-name="P19">The Apache instructions are as follows:</text:p>
      <text:p text:style-name="Code">ScriptAlias /jarvis-agent "/usr/share/jarvis/cgi-bin/agent.pl"</text:p>
      <text:p text:style-name="Code">Alias /jarvis/ "/usr/share/jarvis/htdocs/"</text:p>
      <text:p text:style-name="Code">Alias /jarvis-demo/ "/usr/share/jarvis/demo/htdocs/"</text:p>
      <text:p text:style-name="P19"/>
      <text:p text:style-name="P19">You may need to restart the apache webserver:</text:p>
      <text:p text:style-name="P25"># apache2ctl restart</text:p>
      <text:p text:style-name="Text_20_body"/>
      <text:h text:style-name="P44" text:outline-level="2">Apache Configuration – With mod_perl</text:h>
      <text:p text:style-name="P19">Jarvis supports the Apache mod_perl mechanism. <text:s/>Without mod_perl, the webserver must compile and execute the Perl code for each request. <text:s/>Using Apache mod_perl, the script is compiled once.</text:p>
      <text:p text:style-name="P19">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25"># rm jarvis.conf</text:p>
      <text:p text:style-name="P25"># ln -s /etc/jarvis/apache/jarvis-mod-perl.conf ./jarvis.conf</text:p>
      <text:p text:style-name="P25"># apache2ctl restart</text:p>
      <text:p text:style-name="Text_20_body"/>
      <text:h text:style-name="Heading_20_2" text:outline-level="2"><text:soft-page-break/>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40"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Table_20_Contents"><text:span text:style-name="T1">/opt/jarvis/cgi-bin</text:spa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Table_20_Contents"><text:span text:style-name="T1">/opt/jarvis/demo</text:span></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Table_20_Contents"><text:span text:style-name="T1">/opt/jarvis/docs</text:span></text:p>
          </table:table-cell>
          <table:table-cell table:style-name="Table2.B2" office:value-type="string">
            <text:p text:style-name="Table_20_Contents">Documentation including this file.</text:p>
          </table:table-cell>
        </table:table-row>
        <table:table-row>
          <table:table-cell table:style-name="Table2.A2" office:value-type="string">
            <text:p text:style-name="Table_20_Contents"><text:span text:style-name="T1">/opt/jarvis/htdocs</text:span></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Table_20_Contents"><text:span text:style-name="T1">/opt/jarvis/lib</text:span></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7">/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Table_20_Contents"><text:span text:style-name="T1">/var/jarvis</text:span></text:p>
          </table:table-cell>
          <table:table-cell table:style-name="Table2.B2" office:value-type="string">
            <text:p text:style-name="Table_20_Contents">Working directory for SQLite database files for Tracker and Demo applications, also recommended location for CGI session files.</text:p>
          </table:table-cell>
        </table:table-row>
        <table:table-row>
          <table:table-cell table:style-name="Table2.A2" office:value-type="string">
            <text:p text:style-name="Table_20_Contents"><text:span text:style-name="T1">/etc/jarvis</text:span></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9">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39">REQUIRED (if using mod_perl)</text:p>
      <text:p text:style-name="P2">sudo apt-get install libapache2-mod-perl2</text:p>
      <text:p text:style-name="P2"><text:soft-page-break/>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19">If performance is not a significant factor, you can simply run Jarvis as a CGI script.</text:p>
      <text:p text:style-name="P19"><text:span text:style-name="T2">The Debian package performs this configuration automatically, with a soft link:</text:span></text:p>
      <text:p text:style-name="P3">/etc/apache2/conf.d/jarvis.conf -&gt; /etc/jarvis/apache/jarvis.conf</text:p>
      <text:p text:style-name="P19"/>
      <text:p text:style-name="P19">The Apache instructions are as follows:</text:p>
      <text:p text:style-name="Code">ScriptAlias /jarvis-agent "/usr/share/jarvis/cgi-bin/agent.pl"</text:p>
      <text:p text:style-name="Code">Alias /jarvis/ "/usr/share/jarvis/htdocs/"</text:p>
      <text:p text:style-name="Code">Alias /jarvis-demo/ "/usr/share/jarvis/demo/htdocs/"</text:p>
      <text:p text:style-name="P19"/>
      <text:p text:style-name="P19">You may need to restart the apache webserver:</text:p>
      <text:p text:style-name="P25"># apache2ctl restart</text:p>
      <text:h text:style-name="P44" text:outline-level="2">Apache Configuration – With mod_perl</text:h>
      <text:p text:style-name="P19">Jarvis supports the Apache mod_perl mechanism. <text:s/>Without mod_perl, the webserver must compile and execute the Perl code for each request. <text:s/>Using Apache mod_perl, the script is compiled once.</text:p>
      <text:p text:style-name="P19">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25"># rm jarvis.conf</text:p>
      <text:p text:style-name="P25"># ln -s /etc/jarvis/apache/jarvis-mod-perl.conf ./jarvis.conf</text:p>
      <text:p text:style-name="P25">#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19">The final task is to configure your web-server to give access to the Jarvis application.</text:p>
      <text:p text:style-name="P19">Jarvis is a Perl service, and can operate under any web-server which supports Perl scripts. <text:s/>These include Microsoft IIS, Apache HTTPD and others.</text:p>
      <text:p text:style-name="P19">Documentation is provided here for Apache 2.0 or greater. <text:s/>It should be able to be adapted easily to any other web-server's configuration mechanism.</text:p>
      <text:h text:style-name="Heading_20_2" text:outline-level="2">Apache Configuration – Without mod_perl</text:h>
      <text:p text:style-name="P19">If performance is not a significant factor, you can simply run Jarvis as a CGI script without using mod_perl. <text:s/></text:p>
      <text:p text:style-name="P21">For Debian:</text:p>
      <text:p text:style-name="P32">Under Debian, the package setup should be performed automatically. <text:s/>The package installation makes a soft link:</text:p>
      <text:p text:style-name="P3">/etc/apache2/conf.d/jarvis.conf -&gt; /etc/jarvis/apache/jarvis.conf</text:p>
      <text:p text:style-name="P19"/>
      <text:p text:style-name="P19">The Apache instructions are as follows:</text:p>
      <text:p text:style-name="Code">ScriptAlias /jarvis-agent "/usr/share/jarvis/cgi-bin/agent.pl"</text:p>
      <text:p text:style-name="Code">Alias /jarvis/ "/usr/share/jarvis/htdocs/"</text:p>
      <text:p text:style-name="Code">Alias /jarvis-demo/ "/usr/share/jarvis/demo/htdocs/"</text:p>
      <text:p text:style-name="P19"/>
      <text:p text:style-name="P19">You may need to restart the apache webserver:</text:p>
      <text:p text:style-name="P25"># apache2ctl restart</text:p>
      <text:p text:style-name="P19"/>
      <text:p text:style-name="P21">For Other Systems:</text:p>
      <text:p text:style-name="P3">ScriptAlias /jarvis-agent "/opt/jarvis/cgi-bin/agent.pl"</text:p>
      <text:p text:style-name="P25">Alias /jarvis/ "/opt/jarvis/htdocs/"</text:p>
      <text:p text:style-name="P19"/>
      <text:p text:style-name="P19">These lines are contained in the supplied "apache/jarvis.conf" file. <text:s/>Under Linux you can generally copy or soft-link this file into the /etc/apache2/conf.d directory.</text:p>
      <text:h text:style-name="P44" text:outline-level="2">Apache Configuration – With mod_perl</text:h>
      <text:p text:style-name="P19">Jarvis supports the Apache mod_perl mechanism. <text:s/>Without mod_perl, the webserver must compile and execute the Perl code for each request. <text:s/>Equally, without mod_perl, a new database connection must be made for each request.</text:p>
      <text:p text:style-name="P1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26">Once mod_perl is configured and available, add the following lines to your server configuration.</text:p>
      <text:p text:style-name="P26"><text:soft-page-break/>Note: When installing the Debian package, this setup is done automatically.</text:p>
      <text:p text:style-name="P27">For Debian:</text:p>
      <text:p text:style-name="P3">PerlRequire /etc/jarvis/apache/startup.pl</text:p>
      <text:p text:style-name="P25">&lt;Location ~ "/jarvis-agent/.*"&gt;</text:p>
      <text:p text:style-name="P25"><text:s text:c="4"/>SetHandler perl-script</text:p>
      <text:p text:style-name="P25"><text:s text:c="4"/>PerlResponseHandler Jarvis::Agent</text:p>
      <text:p text:style-name="P25">&lt;/Location&gt;</text:p>
      <text:p text:style-name="P25"/>
      <text:p text:style-name="P25">Alias /jarvis/ "/usr/share/jarvis/htdocs/"</text:p>
      <text:p text:style-name="Text_20_body"/>
      <text:p text:style-name="P20">For Other Systems:</text:p>
      <text:p text:style-name="P3">PerlRequire /opt/jarvis/etc/apache/startup.pl</text:p>
      <text:p text:style-name="P25">&lt;Location ~ "/jarvis-agent/.*"&gt;</text:p>
      <text:p text:style-name="P25"><text:s text:c="4"/>SetHandler perl-script</text:p>
      <text:p text:style-name="P25"><text:s text:c="4"/>PerlResponseHandler Jarvis::Agent</text:p>
      <text:p text:style-name="P25">&lt;/Location&gt;</text:p>
      <text:p text:style-name="P25"/>
      <text:p text:style-name="P25">Alias /jarvis/ "/opt/jarvis/htdocs/"</text:p>
      <text:p text:style-name="Text_20_body"/>
      <text:p text:style-name="P19">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1"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2174595863" text:style-name="L50">
        <text:list-item>
          <text:p text:style-name="P37">When installing on a platform for which there is no standard Jarvis package.</text:p>
        </text:list-item>
        <text:list-item>
          <text:p text:style-name="P37">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654974913" text:style-name="L3">
        <text:list-item>
          <text:p text:style-name="P28">Modify the Apache configuration (as described in the Apache Configuration chapter).</text:p>
        </text:list-item>
        <text:list-item>
          <text:p text:style-name="P2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Tracking Application</text:h>
      <text:h text:style-name="Heading_20_2" text:outline-level="2">Tracking Requests &amp; Errors</text:h>
      <text:p text:style-name="P1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24"><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1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7">Attribute</text:p>
            </table:table-cell>
            <table:table-cell table:style-name="Table25.A1" office:value-type="string">
              <text:p text:style-name="P7">Default</text:p>
            </table:table-cell>
            <table:table-cell table:style-name="Table25.C1" office:value-type="string">
              <text:p text:style-name="P7">Notes</text:p>
            </table:table-cell>
          </table:table-row>
        </table:table-header-rows>
        <table:table-row table:style-name="Table25.1">
          <table:table-cell table:style-name="Table25.A5" office:value-type="string">
            <text:p text:style-name="P8">logins</text:p>
          </table:table-cell>
          <table:table-cell table:style-name="Table25.B5" office:value-type="string">
            <text:p text:style-name="P8">No</text:p>
          </table:table-cell>
          <table:table-cell table:style-name="Table25.C5" office:value-type="string">
            <text:p text:style-name="Text_20_body">Should Jarvis track logins in the SQLite tracking database?</text:p>
          </table:table-cell>
        </table:table-row>
        <table:table-row table:style-name="Table25.1">
          <table:table-cell table:style-name="Table25.A5" office:value-type="string">
            <text:p text:style-name="P8">requests</text:p>
          </table:table-cell>
          <table:table-cell table:style-name="Table25.B5" office:value-type="string">
            <text:p text:style-name="P8">No</text:p>
          </table:table-cell>
          <table:table-cell table:style-name="Table25.C5" office:value-type="string">
            <text:p text:style-name="Text_20_body">Should Jarvis track requests in the SQLite tracking database?</text:p>
          </table:table-cell>
        </table:table-row>
        <table:table-row table:style-name="Table25.1">
          <table:table-cell table:style-name="Table25.A5" office:value-type="string">
            <text:p text:style-name="P8">errors</text:p>
          </table:table-cell>
          <table:table-cell table:style-name="Table25.B5" office:value-type="string">
            <text:p text:style-name="P8">No</text:p>
          </table:table-cell>
          <table:table-cell table:style-name="Table25.C5" office:value-type="string">
            <text:p text:style-name="Text_20_body">Should Jarvis track errors in its SQLite tracking database?</text:p>
          </table:table-cell>
        </table:table-row>
        <table:table-row table:style-name="Table25.1">
          <table:table-cell table:style-name="Table25.A5" office:value-type="string">
            <text:p text:style-name="P8">dbfile</text:p>
          </table:table-cell>
          <table:table-cell table:style-name="Table25.B5" office:value-type="string">
            <text:p text:style-name="P8">See Note</text:p>
          </table:table-cell>
          <table:table-cell table:style-name="Table25.C5"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9">Table <text:sequence text:ref-name="refTable29" text:name="Table" text:formula="ooow:Table+1" style:num-format="1">1</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10">To use this in production you must:</text:p>
      <text:list xml:id="list1049849321" text:style-name="L47">
        <text:list-item>
          <text:p text:style-name="P30">Take a copy of "tracker-empty.db".</text:p>
        </text:list-item>
        <text:list-item>
          <text:p text:style-name="P30">Place this copy in a folder where it can be written by the web server.</text:p>
        </text:list-item>
        <text:list-item>
          <text:p text:style-name="P30">Update the "tracker.xml" file so that it correctly references the new location.</text:p>
        </text:list-item>
        <text:list-item>
          <text:p text:style-name="P30">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92826317" text:style-name="L48">
        <text:list-item>
          <text:p text:style-name="P33">ExtJS 2.3. Please see below for further details on this.</text:p>
        </text:list-item>
        <text:list-item>
          <text:p text:style-name="P33">SHJS. Syntax Highlighting for Javascript. Please see below for further details on this.</text:p>
        </text:list-item>
        <text:list-item>
          <text:p text:style-name="P33">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20">For Debian:</text:p>
      <text:p text:style-name="Code">Alias /jarvis-tracker/ "/usr/share/jarvis/tracker/htdocs/"</text:p>
      <text:p text:style-name="Text_20_body"/>
      <text:p text:style-name="P20">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20">For Debian:</text:p>
      <text:p text:style-name="Code">cp /usr/share/jarvis/tracker/etc/tracker.xml /etc/jarvis/</text:p>
      <text:p text:style-name="Text_20_body"/>
      <text:p text:style-name="P20">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2">sudo apt-get install libdate-calc-perl</text:p>
      <text:p text:style-name="Text_20_body">to do this for you.</text:p>
      <text:p text:style-name="Text_20_body">Once this is installed, you can run the script directly:</text:p>
      <text:p text:style-name="P2"><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3">st</text:span> 2008 to Jan 1<text:span text:style-name="T3">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0">Take a copy of the database to a directory writable by the Apache user. <text:s/>For example:</text:p>
      <text:p text:style-name="P24"># mkdir -p /var/lib/jarvis/demo/</text:p>
      <text:p text:style-name="P24"># cp /opt/jarvis/demo/db/demo-empty .db /var/lib/jarvis/demo/demo.db </text:p>
      <text:p text:style-name="P24">#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0">Install the demo.xml Jarvis application configuration file:</text:p>
      <text:p text:style-name="Code"># cp /opt/jarvis/demo/etc/demo.xml /opt/jarvis/etc/demo.xml</text:p>
      <text:p text:style-name="P10"/>
      <text:p text:style-name="P10">In Apache configuration create an alias to the Jarvis demo htdocs:</text:p>
      <text:p text:style-name="Code">Alias /jarvis-demo/ "/opt/jarvis/demo/htdocs/"</text:p>
      <text:p text:style-name="P10"/>
      <text:p text:style-name="P10">Change the default values configured in demo.xml to match your installation:</text:p>
      <text:list xml:id="list416962414" text:style-name="L49">
        <text:list-item>
          <text:p text:style-name="P31">Location of the demo database file. <text:s/>Default is /var/lib/jarvis/demo/demo.db.</text:p>
        </text:list-item>
        <text:list-item>
          <text:p text:style-name="P31">Location of the datasets configuration. <text:s/>Default is /usr/share/jarvis/demo/dataset.</text:p>
        </text:list-item>
        <text:list-item>
          <text:p text:style-name="P31">Location of the session files. <text:s/>Default is /var/lib/jarvis/demo/sessions.</text:p>
        </text:list-item>
        <text:list-item>
          <text:p text:style-name="P31">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02-23T17:32:06</dc:date>
    <meta:editing-duration>P12DT16H33M47S</meta:editing-duration>
    <meta:editing-cycles>908</meta:editing-cycles>
    <meta:generator>LibreOffice/3.4$Unix LibreOffice_project/340m1$Build-402</meta:generator>
    <meta:print-date>2009-06-23T14:50:34</meta:print-date>
    <dc:creator>Jonathan Couper-Smartt</dc:creator>
    <meta:document-statistic meta:table-count="4" meta:image-count="0" meta:object-count="0" meta:page-count="16" meta:paragraph-count="379" meta:word-count="3479" meta:character-count="25043" meta:non-whitespace-character-count="21641"/>
    <meta:user-defined meta:name="Info 1"/>
    <meta:user-defined meta:name="Info 2"/>
    <meta:user-defined meta:name="Info 3"/>
    <meta:user-defined meta:name="Info 4"/>
  </office:meta>
</office:document-meta>
</file>